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0.732cm" fo:min-width="2.006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0.732cm" fo:min-width="1.134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fill-color="#ffd7d7" draw:textarea-horizontal-align="justify" draw:textarea-vertical-align="middle" draw:auto-grow-height="false" fo:min-height="0.732cm" fo:min-width="1.134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1.134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0.732cm" fo:min-width="1.396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fill-color="#ffd7d7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7d7"/>
      <style:paragraph-properties fo:text-align="center"/>
    </style:style>
    <style:style style:name="P3" style:family="paragraph">
      <loext:graphic-properties draw:fill="none" draw:fill-color="#ffd7d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016cm" svg:x="9.982cm" svg:y="4.429cm">
          <text:p text:style-name="P1">(1,11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016cm" svg:x="5.118cm" svg:y="6.032cm">
          <text:p text:style-name="P1">(1,6)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016cm" svg:x="14.018cm" svg:y="6.032cm">
          <text:p text:style-name="P1">(7,11)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016cm" svg:x="3.018cm" svg:y="8.032cm">
          <text:p text:style-name="P1">(1,3)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4cm" svg:height="1.016cm" svg:x="7.318cm" svg:y="8.032cm">
          <text:p text:style-name="P1">(4,6)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4cm" svg:height="1.016cm" svg:x="11.818cm" svg:y="8.032cm">
          <text:p text:style-name="P1">(7,9)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4cm" svg:height="1.016cm" svg:x="16.318cm" svg:y="8.032cm">
          <text:p text:style-name="P1">(10,11)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68cm" svg:height="1.016cm" svg:x="2.218cm" svg:y="9.932cm">
          <text:p text:style-name="P1">(1,2)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1.668cm" svg:height="1.016cm" svg:x="4.518cm" svg:y="9.932cm">
          <text:p text:style-name="P1">(3,3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1.668cm" svg:height="1.016cm" svg:x="6.618cm" svg:y="9.932cm">
          <text:p text:style-name="P1">(4,5)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1.668cm" svg:height="1.016cm" svg:x="8.918cm" svg:y="9.932cm">
          <text:p text:style-name="P1">(6,6)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668cm" svg:height="1.016cm" svg:x="11.218cm" svg:y="9.932cm">
          <text:p text:style-name="P1">(7,8)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1.668cm" svg:height="1.016cm" svg:x="13.518cm" svg:y="9.932cm">
          <text:p text:style-name="P1">(9,9)</text:p>
          <draw:enhanced-geometry svg:viewBox="0 0 21600 21600" draw:type="rectangle" draw:enhanced-path="M 0 0 L 21600 0 21600 21600 0 21600 0 0 Z N"/>
        </draw:custom-shape>
        <draw:custom-shape draw:style-name="gr5" draw:text-style-name="P4" xml:id="id14" draw:id="id14" draw:layer="layout" svg:width="1.93cm" svg:height="1.016cm" svg:x="15.618cm" svg:y="9.932cm">
          <text:p text:style-name="P1">(10,10)</text:p>
          <draw:enhanced-geometry svg:viewBox="0 0 21600 21600" draw:type="rectangle" draw:enhanced-path="M 0 0 L 21600 0 21600 21600 0 21600 0 0 Z N"/>
        </draw:custom-shape>
        <draw:custom-shape draw:style-name="gr5" draw:text-style-name="P4" xml:id="id15" draw:id="id15" draw:layer="layout" svg:width="1.93cm" svg:height="1.016cm" svg:x="17.918cm" svg:y="9.932cm">
          <text:p text:style-name="P1">(11,11)</text:p>
          <draw:enhanced-geometry svg:viewBox="0 0 21600 21600" draw:type="rectangle" draw:enhanced-path="M 0 0 L 21600 0 21600 21600 0 21600 0 0 Z N"/>
        </draw:custom-shape>
        <draw:custom-shape draw:style-name="gr4" draw:text-style-name="P4" xml:id="id16" draw:id="id16" draw:layer="layout" svg:width="1.668cm" svg:height="1.016cm" svg:x="1.218cm" svg:y="12.032cm">
          <text:p text:style-name="P1">(1,1)</text:p>
          <draw:enhanced-geometry svg:viewBox="0 0 21600 21600" draw:type="rectangle" draw:enhanced-path="M 0 0 L 21600 0 21600 21600 0 21600 0 0 Z N"/>
        </draw:custom-shape>
        <draw:custom-shape draw:style-name="gr4" draw:text-style-name="P4" xml:id="id17" draw:id="id17" draw:layer="layout" svg:width="1.668cm" svg:height="1.016cm" svg:x="3.218cm" svg:y="12.032cm">
          <text:p text:style-name="P1">(2,2)</text:p>
          <draw:enhanced-geometry svg:viewBox="0 0 21600 21600" draw:type="rectangle" draw:enhanced-path="M 0 0 L 21600 0 21600 21600 0 21600 0 0 Z N"/>
        </draw:custom-shape>
        <draw:custom-shape draw:style-name="gr4" draw:text-style-name="P4" xml:id="id18" draw:id="id18" draw:layer="layout" svg:width="1.668cm" svg:height="1.016cm" svg:x="5.718cm" svg:y="12.032cm">
          <text:p text:style-name="P1">(4,4)</text:p>
          <draw:enhanced-geometry svg:viewBox="0 0 21600 21600" draw:type="rectangle" draw:enhanced-path="M 0 0 L 21600 0 21600 21600 0 21600 0 0 Z N"/>
        </draw:custom-shape>
        <draw:custom-shape draw:style-name="gr4" draw:text-style-name="P4" xml:id="id19" draw:id="id19" draw:layer="layout" svg:width="1.668cm" svg:height="1.016cm" svg:x="7.718cm" svg:y="12.032cm">
          <text:p text:style-name="P1">(5,5)</text:p>
          <draw:enhanced-geometry svg:viewBox="0 0 21600 21600" draw:type="rectangle" draw:enhanced-path="M 0 0 L 21600 0 21600 21600 0 21600 0 0 Z N"/>
        </draw:custom-shape>
        <draw:custom-shape draw:style-name="gr4" draw:text-style-name="P4" xml:id="id20" draw:id="id20" draw:layer="layout" svg:width="1.668cm" svg:height="1.016cm" svg:x="10.318cm" svg:y="12.032cm">
          <text:p text:style-name="P1">(7,7)</text:p>
          <draw:enhanced-geometry svg:viewBox="0 0 21600 21600" draw:type="rectangle" draw:enhanced-path="M 0 0 L 21600 0 21600 21600 0 21600 0 0 Z N"/>
        </draw:custom-shape>
        <draw:custom-shape draw:style-name="gr4" draw:text-style-name="P4" xml:id="id21" draw:id="id21" draw:layer="layout" svg:width="1.668cm" svg:height="1.016cm" svg:x="12.318cm" svg:y="12.032cm">
          <text:p text:style-name="P1">(8,8)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9.982cm" svg:y1="4.937cm" svg:x2="6.388cm" svg:y2="6.032cm" draw:start-shape="id1" draw:end-shape="id2" draw:end-glue-point="0" svg:d="M9982 4937l-3594 1095" svg:viewBox="0 0 3595 1096">
          <text:p/>
        </draw:connector>
        <draw:connector draw:style-name="gr7" draw:text-style-name="P2" draw:layer="layout" draw:type="line" svg:x1="12.522cm" svg:y1="4.937cm" svg:x2="15.288cm" svg:y2="6.032cm" draw:start-shape="id1" draw:start-glue-point="1" draw:end-shape="id3" draw:end-glue-point="0" svg:d="M12522 4937l2766 1095" svg:viewBox="0 0 2767 1096">
          <text:p/>
        </draw:connector>
        <draw:connector draw:style-name="gr6" draw:text-style-name="P5" draw:layer="layout" draw:type="line" svg:x1="5.118cm" svg:y1="6.54cm" svg:x2="4.288cm" svg:y2="8.032cm" draw:start-shape="id2" draw:start-glue-point="3" draw:end-shape="id4" draw:end-glue-point="0" svg:d="M5118 6540l-830 1492" svg:viewBox="0 0 831 1493">
          <text:p/>
        </draw:connector>
        <draw:connector draw:style-name="gr6" draw:text-style-name="P5" draw:layer="layout" draw:type="line" svg:x1="7.658cm" svg:y1="6.54cm" svg:x2="8.588cm" svg:y2="8.032cm" draw:start-shape="id2" draw:end-shape="id5" draw:end-glue-point="0" svg:d="M7658 6540l930 1492" svg:viewBox="0 0 931 1493">
          <text:p/>
        </draw:connector>
        <draw:connector draw:style-name="gr7" draw:text-style-name="P2" draw:layer="layout" draw:type="line" svg:x1="14.018cm" svg:y1="6.54cm" svg:x2="13.088cm" svg:y2="8.032cm" draw:start-shape="id3" draw:start-glue-point="3" draw:end-shape="id6" draw:end-glue-point="0" svg:d="M14018 6540l-930 1492" svg:viewBox="0 0 931 1493">
          <text:p/>
        </draw:connector>
        <draw:connector draw:style-name="gr7" draw:text-style-name="P2" draw:layer="layout" draw:type="line" svg:x1="16.558cm" svg:y1="6.54cm" svg:x2="17.588cm" svg:y2="8.032cm" draw:start-shape="id3" draw:start-glue-point="1" draw:end-shape="id7" draw:end-glue-point="0" svg:d="M16558 6540l1030 1492" svg:viewBox="0 0 1031 1493">
          <text:p/>
        </draw:connector>
        <draw:connector draw:style-name="gr6" draw:text-style-name="P5" draw:layer="layout" draw:type="line" svg:x1="4.288cm" svg:y1="9.048cm" svg:x2="3.052cm" svg:y2="9.932cm" draw:start-shape="id4" draw:start-glue-point="2" draw:end-shape="id8" draw:end-glue-point="0" svg:d="M4288 9048l-1236 884" svg:viewBox="0 0 1237 885">
          <text:p/>
        </draw:connector>
        <draw:connector draw:style-name="gr6" draw:text-style-name="P5" draw:layer="layout" draw:type="line" svg:x1="4.288cm" svg:y1="9.048cm" svg:x2="5.352cm" svg:y2="9.932cm" draw:start-shape="id4" draw:start-glue-point="2" draw:end-shape="id9" draw:end-glue-point="0" svg:d="M4288 9048l1064 884" svg:viewBox="0 0 1065 885">
          <text:p/>
        </draw:connector>
        <draw:connector draw:style-name="gr6" draw:text-style-name="P5" draw:layer="layout" draw:type="line" svg:x1="8.588cm" svg:y1="9.048cm" svg:x2="7.452cm" svg:y2="9.932cm" draw:start-shape="id5" draw:start-glue-point="2" draw:end-shape="id10" draw:end-glue-point="0" svg:d="M8588 9048l-1136 884" svg:viewBox="0 0 1137 885">
          <text:p/>
        </draw:connector>
        <draw:connector draw:style-name="gr6" draw:text-style-name="P5" draw:layer="layout" draw:type="line" svg:x1="8.588cm" svg:y1="9.048cm" svg:x2="9.752cm" svg:y2="9.932cm" draw:start-shape="id5" draw:start-glue-point="2" draw:end-shape="id11" draw:end-glue-point="0" svg:d="M8588 9048l1164 884" svg:viewBox="0 0 1165 885">
          <text:p/>
        </draw:connector>
        <draw:connector draw:style-name="gr6" draw:text-style-name="P5" draw:layer="layout" draw:type="line" svg:x1="13.088cm" svg:y1="9.048cm" svg:x2="12.052cm" svg:y2="9.932cm" draw:start-shape="id6" draw:start-glue-point="2" draw:end-shape="id12" draw:end-glue-point="0" svg:d="M13088 9048l-1036 884" svg:viewBox="0 0 1037 885">
          <text:p/>
        </draw:connector>
        <draw:connector draw:style-name="gr6" draw:text-style-name="P5" draw:layer="layout" draw:type="line" svg:x1="13.088cm" svg:y1="9.048cm" svg:x2="14.352cm" svg:y2="9.932cm" draw:start-shape="id6" draw:start-glue-point="2" draw:end-shape="id13" draw:end-glue-point="0" svg:d="M13088 9048l1264 884" svg:viewBox="0 0 1265 885">
          <text:p/>
        </draw:connector>
        <draw:connector draw:style-name="gr6" draw:text-style-name="P5" draw:layer="layout" draw:type="line" svg:x1="17.588cm" svg:y1="9.048cm" svg:x2="16.583cm" svg:y2="9.932cm" draw:start-shape="id7" draw:start-glue-point="2" draw:end-shape="id14" draw:end-glue-point="0" svg:d="M17588 9048l-1005 884" svg:viewBox="0 0 1006 885">
          <text:p/>
        </draw:connector>
        <draw:connector draw:style-name="gr6" draw:text-style-name="P5" draw:layer="layout" draw:type="line" svg:x1="17.588cm" svg:y1="9.048cm" svg:x2="18.883cm" svg:y2="9.932cm" draw:start-shape="id7" draw:start-glue-point="2" draw:end-shape="id15" draw:end-glue-point="0" svg:d="M17588 9048l1295 884" svg:viewBox="0 0 1296 885">
          <text:p/>
        </draw:connector>
        <draw:connector draw:style-name="gr6" draw:text-style-name="P5" draw:layer="layout" draw:type="line" svg:x1="3.052cm" svg:y1="10.948cm" svg:x2="2.052cm" svg:y2="12.032cm" draw:start-shape="id8" draw:start-glue-point="2" draw:end-shape="id16" draw:end-glue-point="0" svg:d="M3052 10948l-1000 1084" svg:viewBox="0 0 1001 1085">
          <text:p/>
        </draw:connector>
        <draw:connector draw:style-name="gr6" draw:text-style-name="P5" draw:layer="layout" draw:type="line" svg:x1="3.052cm" svg:y1="10.948cm" svg:x2="4.052cm" svg:y2="12.032cm" draw:start-shape="id8" draw:start-glue-point="2" draw:end-shape="id17" draw:end-glue-point="0" svg:d="M3052 10948l1000 1084" svg:viewBox="0 0 1001 1085">
          <text:p/>
        </draw:connector>
        <draw:connector draw:style-name="gr6" draw:text-style-name="P5" draw:layer="layout" draw:type="line" svg:x1="7.452cm" svg:y1="10.948cm" svg:x2="6.552cm" svg:y2="12.032cm" draw:start-shape="id10" draw:start-glue-point="2" draw:end-shape="id18" draw:end-glue-point="0" svg:d="M7452 10948l-900 1084" svg:viewBox="0 0 901 1085">
          <text:p/>
        </draw:connector>
        <draw:connector draw:style-name="gr6" draw:text-style-name="P5" draw:layer="layout" draw:type="line" svg:x1="7.452cm" svg:y1="10.948cm" svg:x2="8.552cm" svg:y2="12.032cm" draw:start-shape="id10" draw:start-glue-point="2" draw:end-shape="id19" draw:end-glue-point="0" svg:d="M7452 10948l1100 1084" svg:viewBox="0 0 1101 1085">
          <text:p/>
        </draw:connector>
        <draw:connector draw:style-name="gr6" draw:text-style-name="P5" draw:layer="layout" draw:type="line" svg:x1="12.052cm" svg:y1="10.948cm" svg:x2="11.152cm" svg:y2="12.032cm" draw:start-shape="id12" draw:start-glue-point="2" draw:end-shape="id20" draw:end-glue-point="0" svg:d="M12052 10948l-900 1084" svg:viewBox="0 0 901 1085">
          <text:p/>
        </draw:connector>
        <draw:connector draw:style-name="gr6" draw:text-style-name="P5" draw:layer="layout" draw:type="line" svg:x1="12.052cm" svg:y1="10.948cm" svg:x2="13.152cm" svg:y2="12.032cm" draw:start-shape="id12" draw:start-glue-point="2" draw:end-shape="id21" draw:end-glue-point="0" svg:d="M12052 10948l1100 1084" svg:viewBox="0 0 1101 108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20T00:46:49.450000000</meta:creation-date>
    <dc:date>2021-11-20T01:07:04.927000000</dc:date>
    <meta:editing-duration>PT10M4S</meta:editing-duration>
    <meta:editing-cycles>2</meta:editing-cycles>
    <meta:generator>LibreOffice/6.3.2.2$Windows_X86_64 LibreOffice_project/98b30e735bda24bc04ab42594c85f7fd8be07b9c</meta:generator>
    <meta:document-statistic meta:object-count="41"/>
  </office:meta>
</office:document-meta>
</file>